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style:font-name="Segoe UI" fo:font-weight="bold" style:font-weight-asian="bold" style:font-name-complex="Segoe UI1" style:font-weight-complex="bold"/>
    </style:style>
    <style:style style:name="P2" style:family="paragraph" style:parent-style-name="Standard">
      <style:paragraph-properties fo:margin-top="0cm" fo:margin-bottom="0.212cm" loext:contextual-spacing="false" fo:line-height="100%"/>
    </style:style>
    <style:style style:name="P3" style:family="paragraph" style:parent-style-name="Standard">
      <style:paragraph-properties fo:margin-top="0cm" fo:margin-bottom="0.212cm" loext:contextual-spacing="false" fo:line-height="100%" fo:text-align="center" style:justify-single-word="false"/>
    </style:style>
    <style:style style:name="P4" style:family="paragraph" style:parent-style-name="Standard">
      <style:paragraph-properties fo:margin-top="0cm" fo:margin-bottom="0.212cm" loext:contextual-spacing="false" fo:line-height="100%" fo:text-align="center" style:justify-single-word="false" fo:break-before="pag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Segoe UI" style:font-name-complex="Segoe UI1"/>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1">
      <style:paragraph-properties fo:margin-top="0cm" fo:margin-bottom="0.212cm" loext:contextual-spacing="true" fo:line-height="100%"/>
    </style:style>
    <style:style style:name="P9" style:family="paragraph" style:parent-style-name="List_20_Paragraph" style:list-style-name="WWNum5">
      <style:paragraph-properties fo:margin-top="0cm" fo:margin-bottom="0.212cm" loext:contextual-spacing="true" fo:line-height="100%"/>
    </style:style>
    <style:style style:name="P10" style:family="paragraph" style:parent-style-name="List_20_Paragraph" style:list-style-name="WWNum10">
      <style:paragraph-properties fo:margin-top="0cm" fo:margin-bottom="0.212cm" loext:contextual-spacing="true" fo:line-height="100%"/>
    </style:style>
    <style:style style:name="P11" style:family="paragraph" style:parent-style-name="List_20_Paragraph" style:list-style-name="WWNum12">
      <style:paragraph-properties fo:margin-top="0cm" fo:margin-bottom="0.212cm" loext:contextual-spacing="true" fo:line-height="100%"/>
    </style:style>
    <style:style style:name="P12" style:family="paragraph" style:parent-style-name="List_20_Paragraph" style:list-style-name="WWNum13">
      <style:paragraph-properties fo:margin-top="0cm" fo:margin-bottom="0.212cm" loext:contextual-spacing="true" fo:line-height="100%"/>
    </style:style>
    <style:style style:name="P13" style:family="paragraph" style:parent-style-name="List_20_Paragraph" style:list-style-name="WWNum15">
      <style:paragraph-properties fo:margin-top="0cm" fo:margin-bottom="0.212cm" loext:contextual-spacing="true" fo:line-height="100%"/>
    </style:style>
    <style:style style:name="P14" style:family="paragraph" style:parent-style-name="List_20_Paragraph" style:list-style-name="WWNum9">
      <style:paragraph-properties fo:margin-top="0cm" fo:margin-bottom="0.212cm" loext:contextual-spacing="true" fo:line-height="100%"/>
    </style:style>
    <style:style style:name="P15" style:family="paragraph" style:parent-style-name="List_20_Paragraph" style:list-style-name="WWNum7">
      <style:paragraph-properties fo:margin-top="0cm" fo:margin-bottom="0.212cm" loext:contextual-spacing="true" fo:line-height="100%"/>
    </style:style>
    <style:style style:name="P16" style:family="paragraph" style:parent-style-name="List_20_Paragraph" style:list-style-name="WWNum16">
      <style:paragraph-properties fo:margin-top="0cm" fo:margin-bottom="0.212cm" loext:contextual-spacing="true" fo:line-height="100%"/>
    </style:style>
    <style:style style:name="T1" style:family="text">
      <style:text-properties style:font-name="Segoe UI" fo:font-weight="bold" style:font-weight-asian="bold" style:font-name-complex="Segoe UI1" style:font-weight-complex="bold"/>
    </style:style>
    <style:style style:name="T2" style:family="text">
      <style:text-properties style:font-name="Segoe UI" style:font-name-complex="Segoe UI1"/>
    </style:style>
    <style:style style:name="T3" style:family="text">
      <style:text-properties style:font-name="Segoe UI" fo:font-style="italic" style:font-style-asian="italic" style:font-name-complex="Segoe UI1" style:font-style-complex="italic"/>
    </style:style>
    <style:style style:name="T4" style:family="text">
      <style:text-properties style:text-position="super 58%" style:font-name="Segoe UI" style:font-name-complex="Segoe U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Whist Tactics Summarised</text:span></text:p>
      <text:p text:style-name="Standard"><text:span text:style-name="T1">General Remarks</text:span></text:p>
      <text:p text:style-name="P2"><text:span text:style-name="T2">Whist is easy to learn but hard to play well. It’s been said that average Whist player will be a good Bridge player once they’ve learned the bidding; but an average Bridge player will be a poor Whist player.</text:span></text:p>
      <text:p text:style-name="P2"><text:span text:style-name="T2">In Bridge, you give information to your partner about your hand before play through the bidding, whereas in Whist you communicate to your partner during play, especially through the initial or subsequent lead. View your cards as the visible half of a 26-card hand.</text:span></text:p>
      <text:p text:style-name="P2"><text:span text:style-name="T2">In Whist, a long suit has 4+ cards; a short suit 1 to 3. Partner wants to know your strong suit. Length is strength so your strong suit is your longest. If you have two, your strongest is the one with higher cards.</text:span></text:p>
      <text:p text:style-name="P2"><text:span text:style-name="T2">The following Whist tactics are based on Brian Furniss’s Whist Guide plus tips from other sources. Remember they are not rules, just recommended practice!</text:span></text:p>
      <text:p text:style-name="P3"><text:span text:style-name="T1">Basic Whist Tactics</text:span></text:p>
      <text:p text:style-name="P2"><text:span text:style-name="T1">Preparation</text:span></text:p>
      <text:p text:style-name="P2"><text:span text:style-name="T2">A </text:span><text:span text:style-name="T3">block</text:span><text:span text:style-name="T2"> is a sequence of 3 or more cards with no gaps or just one e.g. AKQJ, AK_J or K_J10. They are important. In any unbroken sequence all cards are effectively the same value.</text:span></text:p>
      <text:p text:style-name="P2"><text:span text:style-name="T2">Organise your hand (e.g. using </text:span><text:span text:style-name="T3">Fastrak</text:span><text:span text:style-name="T2">). Then use TSB PLC:</text:span></text:p>
      <text:list xml:id="list2192925723" text:style-name="WWNum1">
        <text:list-item>
          <text:p text:style-name="P8"><text:span text:style-name="T2">Count </text:span><text:span text:style-name="T1">T</text:span><text:span text:style-name="T2">rumps<text:tab/><text:tab/><text:tab/><text:tab/>T</text:span></text:p>
        </text:list-item>
        <text:list-item>
          <text:p text:style-name="P8"><text:span text:style-name="T2">Count </text:span><text:span text:style-name="T1">S</text:span><text:span text:style-name="T2">ide suit Aces and courts<text:tab/>S</text:span></text:p>
        </text:list-item>
        <text:list-item>
          <text:p text:style-name="P8"><text:span text:style-name="T2">Identify any </text:span><text:span text:style-name="T1">B</text:span><text:span text:style-name="T2">locks</text:span><text:span text:style-name="T3"><text:tab/><text:tab/><text:tab/></text:span><text:span text:style-name="T2">B</text:span></text:p>
        </text:list-item>
        <text:list-item>
          <text:p text:style-name="P8"><text:span text:style-name="T2">Identify your </text:span><text:span text:style-name="T1">P</text:span><text:span text:style-name="T2">referred suit<text:tab/><text:tab/>P</text:span></text:p>
        </text:list-item>
        <text:list-item>
          <text:p text:style-name="P8"><text:span text:style-name="T2">Choose your </text:span><text:span text:style-name="T1">L</text:span><text:span text:style-name="T2">ead card<text:tab/><text:tab/>L</text:span></text:p>
        </text:list-item>
        <text:list-item>
          <text:p text:style-name="P8"><text:span text:style-name="T1">C</text:span><text:span text:style-name="T2">lose down your hand<text:tab/><text:tab/>C</text:span></text:p>
        </text:list-item>
      </text:list>
      <text:p text:style-name="P2"><text:span text:style-name="T1">Opening Lead</text:span></text:p>
      <text:list xml:id="list1364310747" text:style-name="WWNum5">
        <text:list-item>
          <text:p text:style-name="P9"><text:span text:style-name="T2">Lead trumps if you have: </text:span></text:p>
          <text:list>
            <text:list-item>
              <text:p text:style-name="P9"><text:span text:style-name="T2">5 or more</text:span></text:p>
            </text:list-item>
            <text:list-item>
              <text:p text:style-name="P9"><text:span text:style-name="T2">4 high non-trumps (courts or Aces)</text:span></text:p>
            </text:list-item>
          </text:list>
        </text:list-item>
        <text:list-item>
          <text:p text:style-name="P9"><text:span text:style-name="T2">Otherwise lead your strongest suit either by:</text:span></text:p>
          <text:list>
            <text:list-item>
              <text:p text:style-name="P9"><text:span text:style-name="T2">Playing a block from the top,</text:span></text:p>
            </text:list-item>
            <text:list-item>
              <text:p text:style-name="P9"><text:span text:style-name="T2">Leading a small card</text:span></text:p>
            </text:list-item>
          </text:list>
        </text:list-item>
      </text:list>
      <text:p text:style-name="P2"><text:span text:style-name="T1">First Own Lead</text:span></text:p>
      <text:list xml:id="list2695715620" text:style-name="WWNum10">
        <text:list-item>
          <text:p text:style-name="P10"><text:span text:style-name="T2">If partner has led, return partner’s suit</text:span></text:p>
        </text:list-item>
        <text:list-item>
          <text:p text:style-name="P10"><text:span text:style-name="T2">If not, play as per opening lead</text:span></text:p>
        </text:list-item>
      </text:list>
      <text:p text:style-name="P2"><text:span text:style-name="T1">Subsequent Leads</text:span></text:p>
      <text:p text:style-name="P2"><text:span text:style-name="T2">Depends on game plan e.g.</text:span></text:p>
      <text:list xml:id="list2661423092" text:style-name="WWNum12">
        <text:list-item>
          <text:p text:style-name="P11"><text:span text:style-name="T2">Run trumps until your opponents are out, then switch to strongest suit.</text:span></text:p>
        </text:list-item>
        <text:list-item>
          <text:p text:style-name="P11"><text:span text:style-name="T2">Run strongest suit until your opponents are out. Clear the trumps and go back to it.</text:span></text:p>
        </text:list-item>
        <text:list-item>
          <text:p text:style-name="P11"><text:span text:style-name="T2">Lead suits in order of strength when not leading trumps.</text:span></text:p>
        </text:list-item>
      </text:list>
      <text:p text:style-name="P2"><text:span text:style-name="T1">Second Hand </text:span><text:span text:style-name="T2">–</text:span><text:span text:style-name="T1"> </text:span><text:span text:style-name="T2">Play low.</text:span></text:p>
      <text:p text:style-name="P2"><text:span text:style-name="T1">Third Hand </text:span><text:span text:style-name="T2">–</text:span><text:span text:style-name="T1"> </text:span><text:span text:style-name="T2">Play high.</text:span></text:p>
      <text:p text:style-name="P2"><text:span text:style-name="T1">Fourth Hand </text:span><text:span text:style-name="T2">– Use common sense.</text:span></text:p>
      <text:p text:style-name="P2"><text:span text:style-name="T1">General Tips</text:span></text:p>
      <text:list xml:id="list1887599712" text:style-name="WWNum13">
        <text:list-item>
          <text:p text:style-name="P12"><text:span text:style-name="T2">Keep track of trumps and high cards</text:span></text:p>
        </text:list-item>
        <text:list-item>
          <text:p text:style-name="P12"><text:span text:style-name="T2">Note which cards you partner plays</text:span></text:p>
        </text:list-item>
        <text:list-item>
          <text:p text:style-name="P12"><text:span text:style-name="T2">Always keep a commanding card to bring in your strong suit</text:span></text:p>
        </text:list-item>
      </text:list>
      <text:p text:style-name="P4"><text:span text:style-name="T1">Intermediate Whist Tactics</text:span></text:p>
      <text:p text:style-name="P2"><text:span text:style-name="T1">First and Second Leads</text:span></text:p>
      <text:list xml:id="list3429228038" text:style-name="WWNum15">
        <text:list-item>
          <text:p text:style-name="P13"><text:span text:style-name="T2">Holding AK, lead K, then Q if you have it or A if you don’t</text:span></text:p>
        </text:list-item>
        <text:list-item>
          <text:p text:style-name="P13"><text:span text:style-name="T2">Holding A and any other combo, lead A, then 4</text:span><text:span text:style-name="T4">th</text:span><text:span text:style-name="T2"> best</text:span></text:p>
        </text:list-item>
        <text:list-item>
          <text:p text:style-name="P13"><text:span text:style-name="T2">Holding neither A nor K, lead 4</text:span><text:span text:style-name="T4">th</text:span><text:span text:style-name="T2"> best</text:span></text:p>
        </text:list-item>
      </text:list>
      <text:p text:style-name="P2"><text:span text:style-name="T2">If unsure what to lead, try to put your partner on lead.</text:span></text:p>
      <text:p text:style-name="P2"><text:span text:style-name="T1">Second Hand</text:span></text:p>
      <text:p text:style-name="P2"><text:span text:style-name="T2">If you have:</text:span></text:p>
      <text:list xml:id="list4159617308" text:style-name="WWNum9">
        <text:list-item>
          <text:p text:style-name="P14"><text:span text:style-name="T2">A block, play the lowest of the block.</text:span></text:p>
        </text:list-item>
        <text:list-item>
          <text:p text:style-name="P14"><text:span text:style-name="T2">A doubleton, play the higher of the two, unless it’s Ace + low card.</text:span></text:p>
        </text:list-item>
      </text:list>
      <text:p text:style-name="P2"><text:span text:style-name="T1">First Discard</text:span></text:p>
      <text:p text:style-name="P2"><text:span text:style-name="T2">If you renounce early in the game, play a low card of your strongest suit as a signal.</text:span></text:p>
      <text:p text:style-name="P2"><text:span text:style-name="T1">Doubletons</text:span></text:p>
      <text:p text:style-name="P2"><text:span text:style-name="T2">Play the higher card first and the lower to a subsequent trick. This convention tells your partner – if he is awake – that you’re now void in that suit and able to trump it if led. </text:span></text:p>
      <text:p text:style-name="P2"><text:span text:style-name="T1">Don’ts</text:span></text:p>
      <text:list xml:id="list3323125908" text:style-name="WWNum7">
        <text:list-item>
          <text:p text:style-name="P15"><text:span text:style-name="T2">Don’t lead a singleton Ace or doubleton Ace + King. Hold them back to regain the lead.</text:span></text:p>
        </text:list-item>
        <text:list-item>
          <text:p text:style-name="P15"><text:span text:style-name="T2">Don’t void short suits.</text:span></text:p>
        </text:list-item>
        <text:list-item>
          <text:p text:style-name="P15"><text:span text:style-name="T2">Don’t return your adversary’s lead.</text:span></text:p>
        </text:list-item>
        <text:list-item>
          <text:p text:style-name="P15"><text:span text:style-name="T2">Don’t trump when an adversary can overtrump you.</text:span></text:p>
        </text:list-item>
        <text:list-item>
          <text:p text:style-name="P15"><text:span text:style-name="T2">Don’t overtake your partner’s trick.</text:span></text:p>
        </text:list-item>
      </text:list>
      <text:p text:style-name="P1"/>
      <text:p text:style-name="P4"><text:span text:style-name="T1">Advanced Whist Tactics</text:span></text:p>
      <text:p text:style-name="P2"><text:span text:style-name="T1">Finessing</text:span></text:p>
      <text:p text:style-name="P2"><text:span text:style-name="T2">A </text:span><text:span text:style-name="T3">tenace</text:span><text:span text:style-name="T2"> is the top card and 3</text:span><text:span text:style-name="T4">rd</text:span><text:span text:style-name="T2"> best card of a suit e.g. AQ or, if the Ace has gone, KJ. If you have a tenace as 3</text:span><text:span text:style-name="T4">rd</text:span><text:span text:style-name="T2"> hand, play the lower card as there is only a 1 in 3 chance of the 2</text:span><text:span text:style-name="T4">nd</text:span><text:span text:style-name="T2"> best one being with fourth hand. This tactic is called </text:span><text:span text:style-name="T3">finessing.</text:span></text:p>
      <text:p text:style-name="P2"><text:span text:style-name="T3">Example:</text:span><text:span text:style-name="T2"> Partner leads the 5, second hand overtakes with the 7 and you have the Ace and Queen. You play the Queen and fourth hand throws the 3 because the King is held by partner or second hand. You then lead the Ace and win two tricks instead of one.</text:span></text:p>
      <text:p text:style-name="P2"><text:span text:style-name="T1">Cross Ruffing</text:span></text:p>
      <text:p text:style-name="P2"><text:span text:style-name="T2">When both partners are void in different suits they may be able to annihilate the opposition by cross-ruffing: one player leads into his partner’s void suit, his partner wins the trick by ruffing, and then leads into the first partner’s void suit...and so on.</text:span></text:p>
      <text:p text:style-name="P2"><text:span text:style-name="T2">Break up an adversary’s cross-ruffing with a trump lead.</text:span></text:p>
      <text:p text:style-name="P2"><text:span text:style-name="T1">Blue Peter</text:span></text:p>
      <text:p text:style-name="P2"><text:span text:style-name="T2">Any play of an unnecessarily high card before a lower one in the same suit is a Blue Peter, a signal that you wish partner to lead trumps at his next opportunity.</text:span></text:p>
      <text:p text:style-name="P5"><text:span text:style-name="T1"/></text:p>
      <text:p text:style-name="P5"><text:span text:style-name="T1">Subsequent Lead</text:span></text:p>
      <text:p text:style-name="P6"/>
      <text:p text:style-name="P5"><text:span text:style-name="T2">If it seems unwise to return partner’s suit or lead your own strong suit, lead the suit of your LH adversary.</text:span></text:p>
      <text:p text:style-name="P6"/>
      <text:p text:style-name="P2"><text:span text:style-name="T1">First Lead Conventions</text:span></text:p>
      <text:p text:style-name="P2"><text:span text:style-name="T2">If you have a block in your strongest suit involving 3 or all 4 top cards:</text:span></text:p>
      <text:list xml:id="list324820497" text:style-name="WWNum16">
        <text:list-item>
          <text:p text:style-name="P16"><text:span text:style-name="T2">Holding AKQJ, lead K then J</text:span></text:p>
        </text:list-item>
        <text:list-item>
          <text:p text:style-name="P16"><text:span text:style-name="T2">Holding AKQ, lead K then Q</text:span></text:p>
        </text:list-item>
        <text:list-item>
          <text:p text:style-name="P16"><text:span text:style-name="T2">Holding AK_J, lead K then A</text:span></text:p>
        </text:list-item>
        <text:list-item>
          <text:p text:style-name="P16"><text:span text:style-name="T2">Holding A_QJ, lead A then Q</text:span></text:p>
        </text:list-item>
        <text:list-item>
          <text:p text:style-name="P16"><text:span text:style-name="T2">Holding _KQJ, lead J</text:span></text:p>
        </text:list-item>
        <text:list-item>
          <text:p text:style-name="P16"><text:span text:style-name="T2">Holding AK and any other combo, lead K</text:span></text:p>
        </text:list-item>
        <text:list-item>
          <text:p text:style-name="P16"><text:span text:style-name="T2">Holding A and any other combo, lead A, then 4</text:span><text:span text:style-name="T4">th</text:span><text:span text:style-name="T2"> best</text:span></text:p>
        </text:list-item>
        <text:list-item>
          <text:p text:style-name="P16"><text:span text:style-name="T2">Holding neither A nor K, lead 4</text:span><text:span text:style-name="T4">th</text:span><text:span text:style-name="T2"> best</text:span></text:p>
        </text:list-item>
      </text:list>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2f549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2f5496"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2f5496"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2f5496"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2f5496"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2f5496"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751cm" fo:margin-bottom="1.251cm" fo:margin-left="1.501cm" fo:margin-right="1.4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Eaton</meta:initial-creator>
    <meta:editing-cycles>18</meta:editing-cycles>
    <meta:creation-date>2025-03-07T13:01:00</meta:creation-date>
    <dc:date>2025-12-05T17:49:48.186000000</dc:date>
    <meta:editing-duration>PT4M24S</meta:editing-duration>
    <meta:generator>LibreOffice/6.0.6.2$Windows_X86_64 LibreOffice_project/0c292870b25a325b5ed35f6b45599d2ea4458e77</meta:generator>
    <meta:document-statistic meta:table-count="0" meta:image-count="0" meta:object-count="0" meta:page-count="3" meta:paragraph-count="79" meta:word-count="878" meta:character-count="4516" meta:non-whitespace-character-count="37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